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tire</text:p>
      <text:p text:style-name="Standard">Even once we reach the point where we know it's a satire; there's going to be elements of comedy, of the absurd.</text:p>
      <text:p text:style-name="Standard">Concerning Woody Allen's Deconstructing Harry, write an essay that answers the following two questions:</text:p>
      <text:p text:style-name="Standard">What is the satire's thesis statement? (What is being “exposed?”)</text:p>
      <text:p text:style-name="Standard">Using no less or more than three satiric conventions, how does Woody Allen fulfill his satire?</text:p>
      <text:p text:style-name="Standard"/>
      <text:p text:style-name="Standard">In satire, the audience has to work, they have to engage. The purpose of a satire, the motive of a satirist, is to expose injustice; That makes the satirist's motives “pure”. In argument, it's always about the majority of the audience. If the majority likes it, it wins. This is not the case in satire. Why? Because the motive of a satire is to expose an injustice. Satirists must get rid of the majority.</text:p>
      <text:p text:style-name="Standard">The ego is not an enemy, but you have to maintain a cold distance from the text, and keep the ego in check.</text:p>
      <text:p text:style-name="Standard">In satire, the thesis statement is hidden away behind a vene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6T09:30:54.71</meta:creation-date>
    <meta:generator>OpenOffice/4.1.3$Win32 OpenOffice.org_project/413m1$Build-9783</meta:generator>
    <meta:document-statistic meta:table-count="0" meta:image-count="0" meta:object-count="0" meta:page-count="1" meta:paragraph-count="8" meta:word-count="171" meta:character-count="955"/>
    <dc:date>2017-09-26T10:17:12.80</dc:date>
    <dc:creator>Timothy Cayer</dc:creator>
    <meta:editing-duration>PT46M18S</meta:editing-duration>
    <meta:editing-cycles>1</meta:editing-cycles>
  </office:meta>
</office:document-meta>
</file>